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126810" officeooo:paragraph-rsid="00126810"/>
    </style:style>
    <style:style style:name="P2" style:family="paragraph" style:parent-style-name="Standard">
      <style:text-properties fo:font-size="11pt" officeooo:rsid="00124e16" officeooo:paragraph-rsid="00124e16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N0 :- 6 <text:s/>BINARY SEARCH TREE</text:p>
      <text:p text:style-name="P2">INPUT:-</text:p>
      <text:p text:style-name="P2">#include&lt;stdio.h&gt;</text:p>
      <text:p text:style-name="P2">#include&lt;malloc.h&gt;</text:p>
      <text:p text:style-name="P2">struct node</text:p>
      <text:p text:style-name="P2">{</text:p>
      <text:p text:style-name="P2"><text:s/>int data;</text:p>
      <text:p text:style-name="P2"><text:s/>struct node* left;</text:p>
      <text:p text:style-name="P2"><text:s/>struct node* right;</text:p>
      <text:p text:style-name="P2">};</text:p>
      <text:p text:style-name="P2"/>
      <text:p text:style-name="P2">struct node* root=NULL;</text:p>
      <text:p text:style-name="P2">struct node* insert(struct node* root,int val)</text:p>
      <text:p text:style-name="P2">{</text:p>
      <text:p text:style-name="P2"><text:s/>struct node* ptr;</text:p>
      <text:p text:style-name="P2"><text:s/>ptr=(struct node*)malloc(sizeof(struct node));</text:p>
      <text:p text:style-name="P2"><text:s/>ptr-&gt;data=val;</text:p>
      <text:p text:style-name="P2"><text:s/>ptr-&gt;left=ptr-&gt;right=NULL;</text:p>
      <text:p text:style-name="P2"><text:s/>if(root==NULL)</text:p>
      <text:p text:style-name="P2"><text:s text:c="3"/>{</text:p>
      <text:p text:style-name="P2"><text:s text:c="4"/>root=ptr;</text:p>
      <text:p text:style-name="P2"><text:s text:c="4"/>root-&gt;left=root-&gt;right=NULL;</text:p>
      <text:p text:style-name="P2"><text:s text:c="3"/>}</text:p>
      <text:p text:style-name="P2"><text:s/>else</text:p>
      <text:p text:style-name="P2"><text:s text:c="3"/>{</text:p>
      <text:p text:style-name="P2"><text:s text:c="4"/>if(val&lt;(root-&gt;data))</text:p>
      <text:p text:style-name="P2"><text:s text:c="6"/>root-&gt;left=insert(root-&gt;left,val);</text:p>
      <text:p text:style-name="P2"><text:s text:c="4"/>else</text:p>
      <text:p text:style-name="P2"><text:s text:c="6"/>root-&gt;right=insert(root-&gt;right,val);</text:p>
      <text:p text:style-name="P2"><text:s text:c="3"/>}</text:p>
      <text:p text:style-name="P2"><text:s/>return(root);</text:p>
      <text:p text:style-name="P2">}</text:p>
      <text:p text:style-name="P2">void preorder(struct node* root)</text:p>
      <text:p text:style-name="P2">{</text:p>
      <text:p text:style-name="P2"><text:s/>if(root!=NULL)</text:p>
      <text:p text:style-name="P2"><text:s text:c="2"/>{</text:p>
      <text:p text:style-name="P2"><text:s text:c="3"/>printf("%d\t",root-&gt;data);</text:p>
      <text:p text:style-name="P2"><text:s text:c="3"/>preorder(root-&gt;left);</text:p>
      <text:p text:style-name="P2"><text:s text:c="3"/>preorder(root-&gt;right);</text:p>
      <text:p text:style-name="P2"><text:s text:c="3"/>}</text:p>
      <text:p text:style-name="P2">}</text:p>
      <text:p text:style-name="P2">void inorder(struct node* root)</text:p>
      <text:p text:style-name="P2">{</text:p>
      <text:p text:style-name="P2"><text:s/>if(root!=NULL)</text:p>
      <text:p text:style-name="P2"><text:s text:c="2"/>{</text:p>
      <text:p text:style-name="P2"><text:s text:c="3"/>inorder(root-&gt;left);</text:p>
      <text:p text:style-name="P2"><text:s text:c="3"/>printf("%d\t",root-&gt;data);</text:p>
      <text:p text:style-name="P2"><text:s text:c="3"/>inorder(root-&gt;right);</text:p>
      <text:p text:style-name="P2"><text:s text:c="3"/>}</text:p>
      <text:p text:style-name="P2">}</text:p>
      <text:p text:style-name="P2">void postorder(struct node* root)</text:p>
      <text:p text:style-name="P2">{</text:p>
      <text:p text:style-name="P2"><text:s/>if(root!=NULL)</text:p>
      <text:p text:style-name="P2"><text:s text:c="2"/>{</text:p>
      <text:p text:style-name="P2"><text:s text:c="3"/>postorder(root-&gt;left);</text:p>
      <text:p text:style-name="P2"><text:soft-page-break/><text:s text:c="3"/>postorder(root-&gt;right);</text:p>
      <text:p text:style-name="P2"><text:s text:c="3"/>printf("%d\t",root-&gt;data);</text:p>
      <text:p text:style-name="P2"><text:s text:c="3"/>}</text:p>
      <text:p text:style-name="P2">}</text:p>
      <text:p text:style-name="P2">void main()</text:p>
      <text:p text:style-name="P2">{</text:p>
      <text:p text:style-name="P2"><text:s/>int ch,val;</text:p>
      <text:p text:style-name="P2"><text:s/>do</text:p>
      <text:p text:style-name="P2"><text:s text:c="2"/>{</text:p>
      <text:p text:style-name="P2"><text:s text:c="3"/>printf("\n1.Insert Element");</text:p>
      <text:p text:style-name="P2"><text:s text:c="3"/>printf("\n2.Preorder Traversal");</text:p>
      <text:p text:style-name="P2"><text:s text:c="3"/>printf("\n3.Inorder Traversal");</text:p>
      <text:p text:style-name="P2"><text:s text:c="3"/>printf("\n4.Postorder Traversal");</text:p>
      <text:p text:style-name="P2"><text:s text:c="3"/>printf("\n5.Exit");</text:p>
      <text:p text:style-name="P2"><text:s text:c="3"/>printf("\nEnter Your Choice:- ");</text:p>
      <text:p text:style-name="P2"><text:s text:c="3"/>scanf("%d",&amp;ch);</text:p>
      <text:p text:style-name="P2"><text:s text:c="3"/>switch(ch)</text:p>
      <text:p text:style-name="P2"><text:s text:c="5"/>{</text:p>
      <text:p text:style-name="P2"><text:s text:c="6"/>case 1: printf("Enter the value of new node:- ");</text:p>
      <text:p text:style-name="P2"><text:s text:c="14"/>scanf("%d",&amp;val);</text:p>
      <text:p text:style-name="P2"><text:s text:c="14"/>root=insert(root,val);</text:p>
      <text:p text:style-name="P2"><text:s text:c="14"/>break;</text:p>
      <text:p text:style-name="P2"><text:s text:c="6"/>case 2: printf("Preorder Traversal ");</text:p>
      <text:p text:style-name="P2"><text:s text:c="14"/>preorder(root);</text:p>
      <text:p text:style-name="P2"><text:s text:c="14"/>break;</text:p>
      <text:p text:style-name="P2"><text:s text:c="6"/>case 3: printf("Inorder Traversal ");</text:p>
      <text:p text:style-name="P2"><text:s text:c="14"/>inorder(root);</text:p>
      <text:p text:style-name="P2"><text:s text:c="14"/>break;</text:p>
      <text:p text:style-name="P2"><text:s text:c="6"/>case 4: printf("Postorder Traversal ");</text:p>
      <text:p text:style-name="P2"><text:s text:c="14"/>postorder(root);</text:p>
      <text:p text:style-name="P2"><text:s text:c="14"/>break;</text:p>
      <text:p text:style-name="P2"><text:s text:c="6"/>case 5: break;</text:p>
      <text:p text:style-name="P2"><text:s text:c="6"/>default: printf("Invalid Choice");</text:p>
      <text:p text:style-name="P2"><text:s text:c="6"/>}</text:p>
      <text:p text:style-name="P2"><text:s text:c="3"/>}while(ch!=5);</text:p>
      <text:p text:style-name="P2">}</text:p>
      <text:p text:style-name="P2"/>
      <text:p text:style-name="P2">OUTPUT:-</text:p>
      <text:p text:style-name="P2">student@CE4PC-12:~$ gedit bst.c</text:p>
      <text:p text:style-name="P2">student@CE4PC-12:~$ cc -c bst.c</text:p>
      <text:p text:style-name="P2">student@CE4PC-12:~$ cc -o bst bst.c</text:p>
      <text:p text:style-name="P2">student@CE4PC-12:~$ ./bst</text:p>
      <text:p text:style-name="P2"></text:p>
      <text:p text:style-name="P2">1.Insert Element</text:p>
      <text:p text:style-name="P2">2.Preorder Traversal</text:p>
      <text:p text:style-name="P2">3.Inorder Traversal</text:p>
      <text:p text:style-name="P2">4.Postorder Traversal</text:p>
      <text:p text:style-name="P2">5.Exit</text:p>
      <text:p text:style-name="P2">Enter Your Choice:- 1</text:p>
      <text:p text:style-name="P2">Enter the value of new node:- 30</text:p>
      <text:p text:style-name="P2"></text:p>
      <text:p text:style-name="P2">1.Insert Element</text:p>
      <text:p text:style-name="P2">2.Preorder Traversal</text:p>
      <text:p text:style-name="P2">3.Inorder Traversal</text:p>
      <text:p text:style-name="P2">4.Postorder Traversal</text:p>
      <text:p text:style-name="P2"><text:soft-page-break/>5.Exit</text:p>
      <text:p text:style-name="P2">Enter Your Choice:- 1</text:p>
      <text:p text:style-name="P2">Enter the value of new node:- 20</text:p>
      <text:p text:style-name="P2"></text:p>
      <text:p text:style-name="P2">1.Insert Element</text:p>
      <text:p text:style-name="P2">2.Preorder Traversal</text:p>
      <text:p text:style-name="P2">3.Inorder Traversal</text:p>
      <text:p text:style-name="P2">4.Postorder Traversal</text:p>
      <text:p text:style-name="P2">5.Exit</text:p>
      <text:p text:style-name="P2">Enter Your Choice:- 1 </text:p>
      <text:p text:style-name="P2">Enter the value of new node:- 40</text:p>
      <text:p text:style-name="P2"></text:p>
      <text:p text:style-name="P2">1.Insert Element</text:p>
      <text:p text:style-name="P2">2.Preorder Traversal</text:p>
      <text:p text:style-name="P2">3.Inorder Traversal</text:p>
      <text:p text:style-name="P2">4.Postorder Traversal</text:p>
      <text:p text:style-name="P2">5.Exit</text:p>
      <text:p text:style-name="P2">Enter Your Choice:- 1</text:p>
      <text:p text:style-name="P2">Enter the value of new node:- 15</text:p>
      <text:p text:style-name="P2"></text:p>
      <text:p text:style-name="P2">1.Insert Element</text:p>
      <text:p text:style-name="P2">2.Preorder Traversal</text:p>
      <text:p text:style-name="P2">3.Inorder Traversal</text:p>
      <text:p text:style-name="P2">4.Postorder Traversal</text:p>
      <text:p text:style-name="P2">5.Exit</text:p>
      <text:p text:style-name="P2">Enter Your Choice:- 1</text:p>
      <text:p text:style-name="P2">Enter the value of new node:- 25</text:p>
      <text:p text:style-name="P2"></text:p>
      <text:p text:style-name="P2">1.Insert Element</text:p>
      <text:p text:style-name="P2">2.Preorder Traversal</text:p>
      <text:p text:style-name="P2">3.Inorder Traversal</text:p>
      <text:p text:style-name="P2">4.Postorder Traversal</text:p>
      <text:p text:style-name="P2">5.Exit</text:p>
      <text:p text:style-name="P2">Enter Your Choice:- 1</text:p>
      <text:p text:style-name="P2">Enter the value of new node:- 35</text:p>
      <text:p text:style-name="P2"></text:p>
      <text:p text:style-name="P2">1.Insert Element</text:p>
      <text:p text:style-name="P2">2.Preorder Traversal</text:p>
      <text:p text:style-name="P2">3.Inorder Traversal</text:p>
      <text:p text:style-name="P2">4.Postorder Traversal</text:p>
      <text:p text:style-name="P2">5.Exit</text:p>
      <text:p text:style-name="P2">Enter Your Choice:- 1</text:p>
      <text:p text:style-name="P2">Enter the value of new node:- 45</text:p>
      <text:p text:style-name="P2"></text:p>
      <text:p text:style-name="P2">1.Insert Element</text:p>
      <text:p text:style-name="P2">2.Preorder Traversal</text:p>
      <text:p text:style-name="P2">3.Inorder Traversal</text:p>
      <text:p text:style-name="P2">4.Postorder Traversal</text:p>
      <text:p text:style-name="P2">5.Exit</text:p>
      <text:p text:style-name="P2">Enter Your Choice:- 2</text:p>
      <text:p text:style-name="P2">Preorder Traversal 30<text:tab/>20<text:tab/>15<text:tab/>25<text:tab/>40<text:tab/>35<text:tab/>45<text:tab/></text:p>
      <text:p text:style-name="P2">1.Insert Element</text:p>
      <text:p text:style-name="P2">2.Preorder Traversal</text:p>
      <text:p text:style-name="P2">3.Inorder Traversal</text:p>
      <text:p text:style-name="P2">4.Postorder Traversal</text:p>
      <text:p text:style-name="P2"><text:soft-page-break/>5.Exit</text:p>
      <text:p text:style-name="P2">Enter Your Choice:- 3</text:p>
      <text:p text:style-name="P2">Inorder Traversal 15<text:tab/>20<text:tab/>25<text:tab/>30<text:tab/>35<text:tab/>40<text:tab/>45<text:tab/></text:p>
      <text:p text:style-name="P2">1.Insert Element</text:p>
      <text:p text:style-name="P2">2.Preorder Traversal</text:p>
      <text:p text:style-name="P2">3.Inorder Traversal</text:p>
      <text:p text:style-name="P2">4.Postorder Traversal</text:p>
      <text:p text:style-name="P2">5.Exit</text:p>
      <text:p text:style-name="P2">Enter Your Choice:- 4</text:p>
      <text:p text:style-name="P2">Postorder Traversal 15<text:tab/>25<text:tab/>20<text:tab/>35<text:tab/>45<text:tab/>40<text:tab/>30<text:tab/></text:p>
      <text:p text:style-name="P2">1.Insert Element</text:p>
      <text:p text:style-name="P2">2.Preorder Traversal</text:p>
      <text:p text:style-name="P2">3.Inorder Traversal</text:p>
      <text:p text:style-name="P2">4.Postorder Traversal</text:p>
      <text:p text:style-name="P2">5.Exit</text:p>
      <text:p text:style-name="P2">Enter Your Choice: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26810" officeooo:paragraph-rsid="001268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<text:s text:c="2"/>NATH <text:s text:c="2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4:39:33.525751934</meta:creation-date>
    <dc:date>2015-09-11T14:41:46.916428268</dc:date>
    <meta:editing-duration>PT27S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4" meta:paragraph-count="180" meta:word-count="391" meta:character-count="3423" meta:non-whitespace-character-count="2809"/>
  </office:meta>
</office:document-meta>
</file>